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811" officeooo:paragraph-rsid="0019e811"/>
    </style:style>
    <style:style style:name="P2" style:family="paragraph" style:parent-style-name="Standard">
      <style:text-properties fo:font-weight="bold" officeooo:rsid="0019e811" officeooo:paragraph-rsid="0019e811" style:font-weight-asian="bold" style:font-weight-complex="bold"/>
    </style:style>
    <style:style style:name="P3" style:family="paragraph" style:parent-style-name="Standard">
      <style:text-properties fo:font-weight="bold" officeooo:rsid="001b144a" officeooo:paragraph-rsid="001b144a" style:font-weight-asian="bold" style:font-weight-complex="bold"/>
    </style:style>
    <style:style style:name="P4" style:family="paragraph" style:parent-style-name="Standard">
      <style:text-properties fo:font-weight="normal" officeooo:rsid="0019e811" officeooo:paragraph-rsid="0019e811" style:font-weight-asian="normal" style:font-weight-complex="normal"/>
    </style:style>
    <style:style style:name="P5" style:family="paragraph" style:parent-style-name="Standard">
      <style:text-properties fo:font-weight="normal" officeooo:rsid="001b144a" officeooo:paragraph-rsid="001b144a" style:font-weight-asian="normal" style:font-weight-complex="normal"/>
    </style:style>
    <style:style style:name="P6" style:family="paragraph" style:parent-style-name="Standard">
      <style:text-properties fo:font-weight="normal" officeooo:rsid="001b144a" officeooo:paragraph-rsid="001b144a" style:font-weight-asian="normal" style:font-weight-complex="normal"/>
    </style:style>
    <style:style style:name="P7" style:family="paragraph" style:parent-style-name="Standard">
      <style:text-properties fo:font-weight="normal" officeooo:rsid="001b144a" officeooo:paragraph-rsid="001c8a15" style:font-weight-asian="normal" style:font-weight-complex="normal"/>
    </style:style>
    <style:style style:name="P8" style:family="paragraph" style:parent-style-name="Standard">
      <style:text-properties fo:font-weight="normal" officeooo:rsid="0019e811" officeooo:paragraph-rsid="0019e811" style:font-weight-asian="normal" style:font-weight-complex="normal"/>
    </style:style>
    <style:style style:name="P9" style:family="paragraph" style:parent-style-name="Standard">
      <style:text-properties fo:font-weight="normal" officeooo:rsid="001c8a15" officeooo:paragraph-rsid="001c8a15" style:font-weight-asian="normal" style:font-weight-complex="normal"/>
    </style:style>
    <style:style style:name="T1" style:family="text">
      <style:text-properties officeooo:rsid="0019e811"/>
    </style:style>
    <style:style style:name="T2" style:family="text">
      <style:text-properties officeooo:rsid="001c8a15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ING ORDER:</text:p>
      <text:p text:style-name="P1"/>
      <text:p text:style-name="P4">1. Attempts</text:p>
      <text:p text:style-name="P4">2. Goals</text:p>
      <text:p text:style-name="P4">3. Substitutions</text:p>
      <text:p text:style-name="P1"/>
      <text:p text:style-name="P2"><text:span text:style-name="T2">4.</text:span>REFRESH: ATTEMPTS-GOALS-SUBSTITUTIONS</text:p>
      <text:p text:style-name="P3"/>
      <text:p text:style-name="P5">Ratio:</text:p>
      <text:p text:style-name="P5"><text:tab/>Attempts: 3</text:p>
      <text:p text:style-name="P5"><text:tab/>Goals: 3</text:p>
      <text:p text:style-name="P5"><text:tab/>Substitutions: 1</text:p>
      <text:p text:style-name="P2"/>
      <text:p text:style-name="P4"><text:span text:style-name="T2">5</text:span>. Offsides</text:p>
      <text:p text:style-name="P4"/>
      <text:p text:style-name="P2"><text:span text:style-name="T2">6.</text:span>REFRESH: ATTEMPTS-GOALS-SUBSTITUTIONS-OFFSIDES</text:p>
      <text:p text:style-name="P2"/>
      <text:p text:style-name="P5">Refresh Ratio:</text:p>
      <text:p text:style-name="P5"><text:tab/>Attempts: 3</text:p>
      <text:p text:style-name="P5"><text:tab/>Goals: 3</text:p>
      <text:p text:style-name="P5"><text:tab/>Substitutions: 1</text:p>
      <text:p text:style-name="P5"><text:tab/>Offsides: 1</text:p>
      <text:p text:style-name="P2"/>
      <text:p text:style-name="P4"><text:span text:style-name="T2">7</text:span>. Cards</text:p>
      <text:p text:style-name="P4"><text:span text:style-name="T2">8</text:span>. Corners</text:p>
      <text:p text:style-name="P4"/>
      <text:p text:style-name="P3"><text:span text:style-name="T2">9. </text:span>REFRESH: <text:span text:style-name="T1">ATTEMPTS-GOALS-SUBSTITUTIONS-OFFSIDES-</text:span>CARDS-CORNERS</text:p>
      <text:p text:style-name="P3"/>
      <text:p text:style-name="P5">Refresh Ratio:</text:p>
      <text:p text:style-name="P5"><text:tab/>Attempts: 3</text:p>
      <text:p text:style-name="P5"><text:tab/>Goals: 3</text:p>
      <text:p text:style-name="P5"><text:tab/>Substitutions: 1</text:p>
      <text:p text:style-name="P5"><text:tab/>Offsides: 1</text:p>
      <text:p text:style-name="P5"><text:tab/>Cards: 2</text:p>
      <text:p text:style-name="P5"><text:tab/>Corners: 1</text:p>
      <text:p text:style-name="P5"/>
      <text:p text:style-name="P9">10. Fouls</text:p>
      <text:p text:style-name="P9">11. Penalties</text:p>
      <text:p text:style-name="P9"/>
      <text:p text:style-name="P9">12. <text:span text:style-name="T3">REFRESH: ATTEMPTS-GOALS-SUBSTITUTIONS-OFFSIDE-CARDS-CORNERS-FOULS-PENALTIES</text:span></text:p>
      <text:p text:style-name="P9"><text:span text:style-name="T3"/></text:p>
      <text:p text:style-name="P7">Refresh Ratio:</text:p>
      <text:p text:style-name="P7"><text:tab/>Attempts: 3</text:p>
      <text:p text:style-name="P7"><text:tab/>Goals: 3</text:p>
      <text:p text:style-name="P7"><text:tab/>Substitutions: 1</text:p>
      <text:p text:style-name="P7"><text:tab/>Offsides: 1</text:p>
      <text:p text:style-name="P7"><text:tab/>Cards: 2</text:p>
      <text:p text:style-name="P7"><text:tab/>Corners: 1</text:p>
      <text:p text:style-name="P7"><text:tab/><text:span text:style-name="T2">Fouls: 1</text:span></text:p>
      <text:p text:style-name="P7"><text:tab/><text:span text:style-name="T2">Penalties: 1</text:span></text:p>
      <text:p text:style-name="P5"/>
      <text:p text:style-name="P3"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30:47.269817027</meta:creation-date>
    <dc:date>2023-08-29T14:05:19.335199549</dc:date>
    <meta:editing-duration>PT19M44S</meta:editing-duration>
    <meta:editing-cycles>3</meta:editing-cycles>
    <meta:generator>LibreOffice/7.5.5.2$Linux_X86_64 LibreOffice_project/bf0ddd27f701ac1d9e0942bffe145c51e201aa5c</meta:generator>
    <meta:document-statistic meta:table-count="0" meta:image-count="0" meta:object-count="0" meta:page-count="2" meta:paragraph-count="38" meta:word-count="77" meta:character-count="628" meta:non-whitespace-character-count="568"/>
  </office:meta>
</office:document-meta>
</file>